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Cabin1" svg:font-family="Cabi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94in" style:rel-column-width="728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bin"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bin" fo:font-size="16pt" style:text-underline-style="none" fo:font-weight="normal" officeooo:paragraph-rsid="00119a2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bin" fo:font-size="13pt" style:text-underline-style="none" fo:font-weight="normal" officeooo:paragraph-rsid="00119a2b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bin" fo:font-size="13pt" fo:font-weight="normal" officeooo:rsid="001c92ee" officeooo:paragraph-rsid="001c92ee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bin" fo:font-size="13pt" fo:font-weight="normal" officeooo:rsid="00248935" officeooo:paragraph-rsid="0024893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bin" fo:font-size="11pt" fo:font-weight="normal" officeooo:rsid="0012900c" officeooo:paragraph-rsid="0012900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bin" fo:font-size="11pt" fo:font-weight="normal" officeooo:rsid="0012f3c1" officeooo:paragraph-rsid="0012f3c1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bin" fo:font-size="11pt" fo:font-weight="normal" officeooo:rsid="001465c8" officeooo:paragraph-rsid="001465c8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bin" fo:font-size="11pt" fo:font-weight="normal" officeooo:rsid="001658d4" officeooo:paragraph-rsid="001658d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bin" fo:font-size="11pt" fo:font-weight="normal" officeooo:rsid="0017b593" officeooo:paragraph-rsid="0017b59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bin" fo:font-size="11pt" fo:font-weight="normal" officeooo:rsid="0017cf9a" officeooo:paragraph-rsid="0017cf9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bin" fo:font-size="11pt" fo:font-weight="normal" officeooo:rsid="001c92ee" officeooo:paragraph-rsid="001c92ee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bin" fo:font-size="11pt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bin" fo:font-size="11pt" fo:font-weight="normal" officeooo:rsid="00297738" officeooo:paragraph-rsid="00297738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bin" fo:font-size="11pt" style:text-underline-style="none" fo:font-weight="normal" officeooo:paragraph-rsid="00119a2b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abin" fo:font-size="11pt" officeooo:paragraph-rsid="0012900c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Cabin" fo:font-size="11pt" style:text-underline-style="solid" style:text-underline-width="auto" style:text-underline-color="font-color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119a2b"/>
    </style:style>
    <style:style style:name="P19" style:family="paragraph" style:parent-style-name="Table_20_Contents">
      <style:paragraph-properties fo:text-align="center" style:justify-single-word="false"/>
      <style:text-properties style:font-name="Cabin" fo:font-size="11pt" officeooo:rsid="0012900c" officeooo:paragraph-rsid="0012900c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Cabin" fo:font-size="11pt" officeooo:rsid="0012f3c1" officeooo:paragraph-rsid="0012f3c1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Cabin" fo:font-size="11pt" officeooo:rsid="0027f63e" officeooo:paragraph-rsid="0027f63e" style:font-size-asian="9.60000038146973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abin" fo:font-size="11pt" style:font-size-asian="9.60000038146973pt" style:font-size-complex="11pt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style:font-name="monospace" fo:font-size="10.5pt" fo:font-weight="normal"/>
    </style:style>
    <style:style style:name="T1" style:family="text">
      <style:text-properties style:font-name="Cabin1" fo:font-size="11pt" fo:language="en" fo:country="US" style:font-size-asian="11pt" style:font-size-complex="11pt"/>
    </style:style>
    <style:style style:name="T2" style:family="text">
      <style:text-properties style:font-name="Cabin1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19a2b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en" fo:country="US" style:text-underline-style="none" fo:font-weight="normal" officeooo:rsid="00119a2b" style:font-weight-asian="normal" style:font-weight-complex="normal"/>
    </style:style>
    <style:style style:name="T8" style:family="text">
      <style:text-properties fo:language="en" fo:country="US" style:text-underline-style="none" fo:font-weight="normal" officeooo:rsid="0012900c" style:font-weight-asian="normal" style:font-weight-complex="normal"/>
    </style:style>
    <style:style style:name="T9" style:family="text">
      <style:text-properties fo:language="en" fo:country="US" style:text-underline-style="none" officeooo:rsid="0012900c"/>
    </style:style>
    <style:style style:name="T10" style:family="text">
      <style:text-properties fo:language="en" fo:country="US" style:text-underline-style="none" officeooo:rsid="0017b593"/>
    </style:style>
    <style:style style:name="T11" style:family="text">
      <style:text-properties fo:language="en" fo:country="US" style:text-underline-style="none" officeooo:rsid="0017cf9a"/>
    </style:style>
    <style:style style:name="T12" style:family="text">
      <style:text-properties fo:language="en" fo:country="US" style:text-underline-style="none" officeooo:rsid="00184309"/>
    </style:style>
    <style:style style:name="T13" style:family="text">
      <style:text-properties fo:language="en" fo:country="US" style:text-underline-style="none" officeooo:rsid="00199685"/>
    </style:style>
    <style:style style:name="T14" style:family="text">
      <style:text-properties fo:language="en" fo:country="US" style:text-underline-style="none" officeooo:rsid="001b6dee"/>
    </style:style>
    <style:style style:name="T15" style:family="text">
      <style:text-properties fo:language="en" fo:country="US" style:text-underline-style="none" officeooo:rsid="001ffb65"/>
    </style:style>
    <style:style style:name="T16" style:family="text">
      <style:text-properties fo:language="en" fo:country="US" style:text-underline-style="none" officeooo:rsid="00248935"/>
    </style:style>
    <style:style style:name="T17" style:family="text">
      <style:text-properties fo:language="en" fo:country="US" style:text-underline-style="none" fo:font-weight="bold" style:font-weight-asian="bold" style:font-weight-complex="bold"/>
    </style:style>
    <style:style style:name="T18" style:family="text">
      <style:text-properties fo:language="en" fo:country="US" style:text-underline-style="none" officeooo:rsid="00261c3c"/>
    </style:style>
    <style:style style:name="T19" style:family="text">
      <style:text-properties fo:language="en" fo:country="US" style:text-underline-style="none" officeooo:rsid="0027f63e"/>
    </style:style>
    <style:style style:name="T20" style:family="text">
      <style:text-properties fo:language="en" fo:country="US" style:text-underline-style="none" officeooo:rsid="002a0f67"/>
    </style:style>
    <style:style style:name="T21" style:family="text">
      <style:text-properties fo:language="en" fo:country="US" style:text-underline-style="none" officeooo:rsid="002ad145"/>
    </style:style>
    <style:style style:name="T22" style:family="text">
      <style:text-properties fo:font-variant="normal" fo:text-transform="none" fo:color="#000000" fo:letter-spacing="normal" fo:font-style="normal"/>
    </style:style>
    <style:style style:name="T23" style:family="text">
      <style:text-properties fo:font-variant="normal" fo:text-transform="none" fo:color="#000000" fo:letter-spacing="normal" fo:font-style="normal" officeooo:rsid="002ad145"/>
    </style:style>
    <style:style style:name="fr1" style:family="graphic" style:parent-style-name="OLE">
      <style:graphic-properties style:horizontal-pos="center" style:horizontal-rel="paragraph" style:shadow="none" draw:shadow-opacity="100%" draw:ole-draw-aspect="1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work 08 – Convolutional Neural Networks with Keras</text:p>
      <text:p text:style-name="P1"/>
      <text:p text:style-name="P18"><text:span text:style-name="T2">Banfi Gregory (banfigre@students.zhaw.ch)</text:span></text:p>
      <text:p text:style-name="P2"><text:span text:style-name="T1">Benjamin Kühnis (bkuehnis@hsr.ch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3">Exercice 1</text:span><text:span text:style-name="T4"> </text:span><text:span text:style-name="T5">Computation of convolutions</text:span></text:p>
      <text:p text:style-name="P15"/>
      <text:p text:style-name="P9"><text:tab/>(a)</text:p>
      <text:p text:style-name="P9"/>
      <text:list xml:id="list1285379781" text:style-name="L2">
        <text:list-header>
          <text:p text:style-name="P16"><text:span text:style-name="T7">S</text:span><text:span text:style-name="T8">=1, P=0</text:span></text:p>
        </text:list-header>
      </text:list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9">9</text:p>
          </table:table-cell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19">2</text:p>
          </table:table-cell>
          <table:table-cell table:style-name="Table1.G1" office:value-type="string">
            <text:p text:style-name="P19">7</text:p>
          </table:table-cell>
        </table:table-row>
      </table:table>
      <text:p text:style-name="P6"><text:span text:style-name="T6"/></text:p>
      <text:p text:style-name="P6"><text:span text:style-name="T6"><text:tab/>S=2, P=0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9">9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19">2</text:p>
          </table:table-cell>
          <table:table-cell table:style-name="Table2.D1" office:value-type="string">
            <text:p text:style-name="P19">7</text:p>
          </table:table-cell>
        </table:table-row>
      </table:table>
      <text:p text:style-name="P6"><text:span text:style-name="T6"/></text:p>
      <text:p text:style-name="P6"><text:span text:style-name="T6"><text:tab/>S=4, P=0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0">9</text:p>
          </table:table-cell>
          <table:table-cell table:style-name="Table3.B1" office:value-type="string">
            <text:p text:style-name="P20">2</text:p>
          </table:table-cell>
        </table:table-row>
      </table:table>
      <text:p text:style-name="P6"><text:span text:style-name="T6"/></text:p>
      <text:p text:style-name="P7"><text:span text:style-name="T6"><text:tab/>S=1, P=1</text:span></text:p>
      <table:table table:name="Table4" table:style-name="Table4">
        <table:table-column table:style-name="Table4.A" table:number-columns-repeated="9"/>
        <table:table-row>
          <table:table-cell table:style-name="Table4.A1" office:value-type="string">
            <text:p text:style-name="P20">1</text:p>
          </table:table-cell>
          <table:table-cell table:style-name="Table4.A1" office:value-type="string">
            <text:p text:style-name="P20">9</text:p>
          </table:table-cell>
          <table:table-cell table:style-name="Table4.A1" office:value-type="string">
            <text:p text:style-name="P20">6</text:p>
          </table:table-cell>
          <table:table-cell table:style-name="Table4.A1" office:value-type="string">
            <text:p text:style-name="P20">4</text:p>
          </table:table-cell>
          <table:table-cell table:style-name="Table4.A1" office:value-type="string">
            <text:p text:style-name="P20">5</text:p>
          </table:table-cell>
          <table:table-cell table:style-name="Table4.A1" office:value-type="string">
            <text:p text:style-name="P20">2</text:p>
          </table:table-cell>
          <table:table-cell table:style-name="Table4.A1" office:value-type="string">
            <text:p text:style-name="P20">2</text:p>
          </table:table-cell>
          <table:table-cell table:style-name="Table4.A1" office:value-type="string">
            <text:p text:style-name="P20">7</text:p>
          </table:table-cell>
          <table:table-cell table:style-name="Table4.I1" office:value-type="string">
            <text:p text:style-name="P20">6</text:p>
          </table:table-cell>
        </table:table-row>
      </table:table>
      <text:p text:style-name="P7"><text:span text:style-name="T6"/></text:p>
      <text:p text:style-name="P7"><text:span text:style-name="T6"><text:tab/>S=4, P=1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0">0</text:p>
          </table:table-cell>
          <table:table-cell table:style-name="Table5.A1" office:value-type="string">
            <text:p text:style-name="P20">5</text:p>
          </table:table-cell>
          <table:table-cell table:style-name="Table5.C1" office:value-type="string">
            <text:p text:style-name="P20">6</text:p>
          </table:table-cell>
        </table:table-row>
      </table:table>
      <text:p text:style-name="P7"><text:span text:style-name="T6"/></text:p>
      <text:p text:style-name="P8"><text:span text:style-name="T6">We got the same dimension as the input with S=1 and P=1.</text:span></text:p>
      <text:p text:style-name="P8"><text:span text:style-name="T9"/></text:p>
      <text:p text:style-name="P8"><text:span text:style-name="T9"/></text:p>
      <text:p text:style-name="P9"><text:span text:style-name="T9"><text:tab/></text:span><text:span text:style-name="T6">(b)</text:span></text:p>
      <text:p text:style-name="P9"><text:span text:style-name="T6"><text:tab/><text:tab/>i. </text:span><text:span text:style-name="T11"><text:s text:c="2"/></text:span><text:span text:style-name="T10">One activation map </text:span><text:span text:style-name="T15">of depth </text:span><text:span text:style-name="T13">2</text:span><text:span text:style-name="T10">.</text:span></text:p>
      <text:p text:style-name="P10"><text:span text:style-name="T6"><text:tab/><text:tab/>ii. </text:span><text:span text:style-name="T11"><text:s/></text:span><text:span text:style-name="T14">2</text:span><text:span text:style-name="T11">x</text:span><text:span text:style-name="T14">2</text:span><text:span text:style-name="T12">x3</text:span></text:p>
      <text:p text:style-name="P11"><text:span text:style-name="T6"><text:tab/><text:tab/>iii. 2x2</text:span><text:span text:style-name="T12">x3</text:span></text:p>
      <text:p text:style-name="P11"><text:span text:style-name="T6"><text:tab/><text:tab/>iv. </text:span><text:span text:style-name="T12">With a filter with of dimension 2x2x3, S=2 and P=1.</text:span></text:p>
      <text:p text:style-name="P12"><text:span text:style-name="T12"><text:tab/></text:span><text:span text:style-name="T6"><text:tab/>v. <text:s/></text:span></text:p>
      <text:p text:style-name="P12"><text:span text:style-name="T6"/></text:p>
      <text:p text:style-name="P12"><draw:frame draw:style-name="fr1" draw:name="Object1" text:anchor-type="paragraph" svg:width="3.728in" svg:height="1.0008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4"><text:soft-page-break/><text:span text:style-name="T6">Exercice 2</text:span><text:span text:style-name="T16"> </text:span><text:span text:style-name="T17">MLP with Keras on CIFAR10</text:span></text:p>
      <text:p text:style-name="P4"><text:span text:style-name="T17"/></text:p>
      <text:p text:style-name="P23"><text:span text:style-name="T6">Test loss: 1.3741181241989135</text:span></text:p>
      <text:p text:style-name="P24">Test accuracy: 0.515</text:p>
      <text:p text:style-name="P13"><text:span text:style-name="T6"/></text:p>
      <text:p text:style-name="P13"><text:span text:style-name="T6">With 300 hidden layers with Relu activation, follow by a dropout of 0.2, then again 100 hidden layers with Relu activation and finally the output layer for the 10 classes with the sigmoid activation.</text:span></text:p>
      <text:p text:style-name="P13"><text:span text:style-name="T6"/></text:p>
      <text:p text:style-name="P13"><text:span text:style-name="T6"/></text:p>
      <text:p text:style-name="P5"><text:span text:style-name="T6">Exercice 3</text:span><text:span text:style-name="T18"> </text:span><text:span text:style-name="T17">CNN with Keras on CIFAR10</text:span></text:p>
      <text:p text:style-name="P13"><text:span text:style-name="T6"/></text:p>
      <text:p text:style-name="P17"><text:span text:style-name="T3">Simple CNN</text:span></text:p>
      <text:p text:style-name="P13"><text:span text:style-name="T6"/></text:p>
      <text:p text:style-name="P23"><text:span text:style-name="T21"><text:tab/></text:span><text:span text:style-name="T6">Test loss: 1.471424153137207</text:span></text:p>
      <text:p text:style-name="P25"><text:span text:style-name="T23"><text:tab/></text:span><text:span text:style-name="T22">Test accuracy: 0.4874</text:span></text:p>
      <text:p text:style-name="P13"><text:span text:style-name="T19"/></text:p>
      <text:p text:style-name="P14"><text:span text:style-name="T20"><text:tab/></text:span><text:span text:style-name="T6">Layer1, Conv D=2 filters 3x3, S=1, P='same'</text:span></text:p>
      <text:p text:style-name="P14"><text:span text:style-name="T6"><text:tab/>Layer2, Activation Relu</text:span></text:p>
      <text:p text:style-name="P14"><text:span text:style-name="T6"><text:tab/>Layer3, Max Pooling 2x2</text:span></text:p>
      <text:p text:style-name="P14"><text:span text:style-name="T6"><text:tab/>Layer4, Dense 1x1x10</text:span></text:p>
      <text:p text:style-name="P14"><text:span text:style-name="T6"><text:tab/>Layer5, Activation Softmax</text:span></text:p>
      <text:p text:style-name="P13"><text:span text:style-name="T19"/></text:p>
      <text:p text:style-name="P13"><text:span text:style-name="T19">Deeper CNN</text:span></text:p>
      <text:p text:style-name="P13"><text:span text:style-name="T19"/>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21">CNN</text:p>
          </table:table-cell>
          <table:table-cell table:style-name="Table6.A1" office:value-type="string">
            <text:p text:style-name="P21">Architecture</text:p>
          </table:table-cell>
          <table:table-cell table:style-name="Table6.A1" office:value-type="string">
            <text:p text:style-name="P21">Accuracy Train %</text:p>
          </table:table-cell>
          <table:table-cell table:style-name="Table6.D1" office:value-type="string">
            <text:p text:style-name="P21">Accuracy Test %</text:p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D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1">2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D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1">3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D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1">4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D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1">5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D2" office:value-type="string">
            <text:p text:style-name="P22"/>
          </table:table-cell>
        </table:table-row>
      </table:table>
      <text:p text:style-name="P13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Cabin1" svg:font-family="Cabi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2:48:58.059424844</meta:creation-date>
    <meta:generator>LibreOffice/6.0.6.2$Linux_X86_64 LibreOffice_project/00$Build-2</meta:generator>
    <dc:date>2018-11-10T21:12:49.060996779</dc:date>
    <meta:editing-duration>PT22H12M42S</meta:editing-duration>
    <meta:editing-cycles>20</meta:editing-cycles>
    <meta:document-statistic meta:table-count="6" meta:image-count="0" meta:object-count="1" meta:page-count="2" meta:paragraph-count="65" meta:word-count="188" meta:character-count="1011" meta:non-whitespace-character-count="8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Calibri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Calibri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2" table:default-cell-style-name="Default"/>
        <table:table-column table:style-name="co2" table:number-columns-repeated="11" table:default-cell-style-name="Default"/>
        <table:table-row table:style-name="ro1" table:number-rows-repeated="15">
          <table:table-cell table:number-columns-repeated="23"/>
        </table:table-row>
        <table:table-row table:style-name="ro2">
          <table:table-cell table:number-columns-repeated="12"/>
          <table:table-cell table:style-name="ce9"/>
          <table:table-cell table:style-name="ce11" office:value-type="string" calcext:value-type="string">
            <text:p>Activation2</text:p>
          </table:table-cell>
          <table:table-cell table:style-name="ce9" table:number-columns-repeated="9"/>
        </table:table-row>
        <table:table-row table:style-name="ro2">
          <table:table-cell table:number-columns-repeated="12"/>
          <table:table-cell table:style-name="ce9" office:value-type="string" calcext:value-type="string">
            <text:p>R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G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number-columns-repeated="2" table:style-name="ce12" office:value-type="float" office:value="-1" calcext:value-type="float">
            <text:p>-1</text:p>
          </table:table-cell>
        </table:table-row>
        <table:table-row table:style-name="ro2">
          <table:table-cell table:number-columns-repeated="12"/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12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11:34:14.133537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